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000000020EC0BC3A0.png"/>
  <manifest:file-entry manifest:media-type="image/png" manifest:full-path="Pictures/1000020100000020000000208ECC6D95.png"/>
  <manifest:file-entry manifest:media-type="image/png" manifest:full-path="Pictures/10000201000001B2000001B5674CC1C7.png"/>
  <manifest:file-entry manifest:media-type="image/png" manifest:full-path="Pictures/100002010000002000000020BCB79E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Afbeeldingen1" text:anchor-type="as-char" svg:y="-0.556cm" svg:width="0.847cm" svg:height="0.847cm" draw:z-index="1"><draw:image xlink:href="Pictures/100002010000002000000020EC0BC3A0.png" xlink:type="simple" xlink:show="embed" xlink:actuate="onLoad"/></draw:frame> </text:p>
      <text:p text:style-name="P1"/>
      <text:p text:style-name="P1"><draw:frame draw:style-name="fr2" draw:name="Afbeeldingen4" text:anchor-type="as-char" svg:y="-0.755cm" svg:width="1.152cm" svg:height="1.141cm" draw:z-index="2"><draw:image xlink:href="Pictures/10000201000001B2000001B5674CC1C7.png" xlink:type="simple" xlink:show="embed" xlink:actuate="onLoad"/></draw:frame> </text:p>
      <text:p text:style-name="P1"/>
      <text:p text:style-name="P1"><draw:frame draw:style-name="fr1" draw:name="Afbeeldingen3" text:anchor-type="as-char" svg:y="-0.661cm" svg:width="0.847cm" svg:height="0.847cm" draw:z-index="3"><draw:image xlink:href="Pictures/1000020100000020000000208ECC6D95.png" xlink:type="simple" xlink:show="embed" xlink:actuate="onLoad"/></draw:frame> </text:p>
      <text:p text:style-name="P1"><text:s/></text:p>
      <text:p text:style-name="P1"><draw:frame draw:style-name="fr1" draw:name="Afbeeldingen2" text:anchor-type="as-char" svg:y="-0.609cm" svg:width="0.847cm" svg:height="0.847cm" draw:z-index="0"><draw:image xlink:href="Pictures/100002010000002000000020BCB79EA7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13T13:01:56.29</meta:creation-date>
    <meta:document-statistic meta:table-count="0" meta:image-count="4" meta:object-count="0" meta:page-count="1" meta:paragraph-count="5" meta:word-count="0" meta:character-count="9"/>
    <dc:date>2023-02-13T13:02:24.70</dc:date>
    <dc:creator>Niek Esselbrugge</dc:creator>
    <meta:editing-duration>PT28S</meta:editing-duration>
    <meta:editing-cycles>1</meta:editing-cycles>
    <meta:generator>OpenOffice/4.1.11$Win32 OpenOffice.org_project/4111m1$Build-9808</meta:generator>
  </office:meta>
</office:document-meta>
</file>